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07D6745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tabela_5f_comeco" style:display-name="tabela_comeco" style:family="table">
      <style:table-properties style:width="19.295cm" fo:margin-left="0cm" table:align="left"/>
    </style:style>
    <style:style style:name="tabela_5f_comeco.A" style:display-name="tabela_comeco.A" style:family="table-column">
      <style:table-column-properties style:column-width="6.255cm"/>
    </style:style>
    <style:style style:name="tabela_5f_comeco.B" style:display-name="tabela_comeco.B" style:family="table-column">
      <style:table-column-properties style:column-width="6.105cm"/>
    </style:style>
    <style:style style:name="tabela_5f_comeco.C" style:display-name="tabela_comeco.C" style:family="table-column">
      <style:table-column-properties style:column-width="6.936cm"/>
    </style:style>
    <style:style style:name="tabela_5f_comeco.A1" style:display-name="tabela_comeco.A1" style:family="table-cell">
      <style:table-cell-properties style:border-line-width-left="0cm 0.004cm 0.002cm" style:border-line-width-top="0cm 0.004cm 0.002cm" fo:padding="0.049cm" fo:border-left="0.05pt double #87ceeb" fo:border-right="none" fo:border-top="0.05pt double #87ceeb" fo:border-bottom="none" style:writing-mode="page"/>
    </style:style>
    <style:style style:name="tabela_5f_comeco.B1" style:display-name="tabela_comeco.B1" style:family="table-cell">
      <style:table-cell-properties style:border-line-width-top="0cm 0.004cm 0.002cm" fo:padding="0.049cm" fo:border-left="none" fo:border-right="none" fo:border-top="0.05pt double #87ceeb" fo:border-bottom="none" style:writing-mode="page"/>
    </style:style>
    <style:style style:name="tabela_5f_comeco.C1" style:display-name="tabela_comeco.C1" style:family="table-cell">
      <style:table-cell-properties style:border-line-width-right="0cm 0.004cm 0.002cm" style:border-line-width-top="0cm 0.004cm 0.002cm" fo:padding="0.049cm" fo:border-left="none" fo:border-right="0.05pt double #87ceeb" fo:border-top="0.05pt double #87ceeb" fo:border-bottom="none" style:writing-mode="page"/>
    </style:style>
    <style:style style:name="tabela_5f_comeco.A2" style:display-name="tabela_comeco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tabela_5f_comeco.B2" style:display-name="tabela_comeco.B2" style:family="table-cell">
      <style:table-cell-properties fo:padding="0.049cm" fo:border="none" style:writing-mode="page"/>
    </style:style>
    <style:style style:name="tabela_5f_comeco.C2" style:display-name="tabela_comeco.C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tabela_5f_comeco.A4" style:display-name="tabela_comeco.A4" style:family="table-cell">
      <style:table-cell-properties style:border-line-width-left="0cm 0.004cm 0.002cm" style:border-line-width-bottom="0cm 0.004cm 0.002cm" fo:padding="0.049cm" fo:border-left="0.05pt double #87ceeb" fo:border-right="none" fo:border-top="none" fo:border-bottom="0.05pt double #87ceeb" style:writing-mode="page"/>
    </style:style>
    <style:style style:name="tabela_5f_comeco.B4" style:display-name="tabela_comeco.B4" style:family="table-cell">
      <style:table-cell-properties style:border-line-width-bottom="0cm 0.004cm 0.002cm" fo:padding="0.049cm" fo:border-left="none" fo:border-right="none" fo:border-top="none" fo:border-bottom="0.05pt double #87ceeb" style:writing-mode="page"/>
    </style:style>
    <style:style style:name="tabela_5f_comeco.C4" style:display-name="tabela_comeco.C4" style:family="table-cell">
      <style:table-cell-properties style:border-line-width-right="0cm 0.004cm 0.002cm" style:border-line-width-bottom="0cm 0.004cm 0.002cm" fo:padding="0.049cm" fo:border-left="none" fo:border-right="0.05pt double #87ceeb" fo:border-top="none" fo:border-bottom="0.05pt double #87ceeb" style:writing-mode="page"/>
    </style:style>
    <style:style style:name="Tabela2" style:family="table">
      <style:table-properties style:width="19.295cm" fo:margin-left="0cm" table:align="left"/>
    </style:style>
    <style:style style:name="Tabela2.A" style:family="table-column">
      <style:table-column-properties style:column-width="6.463cm"/>
    </style:style>
    <style:style style:name="Tabela2.B" style:family="table-column">
      <style:table-column-properties style:column-width="7.597cm"/>
    </style:style>
    <style:style style:name="Tabela2.C" style:family="table-column">
      <style:table-column-properties style:column-width="5.235cm"/>
    </style:style>
    <style:style style:name="Tabela2.A1" style:family="table-cell">
      <style:table-cell-properties style:border-line-width-left="0cm 0.004cm 0.002cm" style:border-line-width-right="0cm 0.004cm 0.002cm" style:border-line-width-top="0cm 0.004cm 0.002cm" fo:padding="0.049cm" fo:border-left="0.05pt double #87ceeb" fo:border-right="0.05pt double #87ceeb" fo:border-top="0.05pt double #87ceeb" fo:border-bottom="none" style:writing-mode="page"/>
    </style:style>
    <style:style style:name="Tabela2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Tabela2.B2" style:family="table-cell">
      <style:table-cell-properties fo:padding="0.049cm" fo:border="none" style:writing-mode="page"/>
    </style:style>
    <style:style style:name="Tabela2.C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Tabela2.4" style:family="table-row">
      <style:table-row-properties style:min-row-height="0.63cm"/>
    </style:style>
    <style:style style:name="Tabela2.A8" style:family="table-cell">
      <style:table-cell-properties style:border-line-width-left="0cm 0.004cm 0.002cm" style:border-line-width-bottom="0cm 0.004cm 0.002cm" fo:padding="0.049cm" fo:border-left="0.05pt double #87ceeb" fo:border-right="none" fo:border-top="none" fo:border-bottom="0.05pt double #87ceeb" style:writing-mode="page"/>
    </style:style>
    <style:style style:name="Tabela2.B8" style:family="table-cell">
      <style:table-cell-properties style:border-line-width-bottom="0cm 0.004cm 0.002cm" fo:padding="0.049cm" fo:border-left="none" fo:border-right="none" fo:border-top="none" fo:border-bottom="0.05pt double #87ceeb" style:writing-mode="page"/>
    </style:style>
    <style:style style:name="Tabela2.C8" style:family="table-cell">
      <style:table-cell-properties style:border-line-width-right="0cm 0.004cm 0.002cm" style:border-line-width-bottom="0cm 0.004cm 0.002cm" fo:padding="0.049cm" fo:border-left="none" fo:border-right="0.05pt double #87ceeb" fo:border-top="none" fo:border-bottom="0.05pt double #87ceeb" style:writing-mode="page"/>
    </style:style>
    <style:style style:name="SEGURADORA" style:family="table">
      <style:table-properties style:width="19.3cm" fo:margin-left="0cm" table:align="left" fo:background-color="transparent">
        <style:background-image/>
      </style:table-properties>
    </style:style>
    <style:style style:name="SEGURADORA.A" style:family="table-column">
      <style:table-column-properties style:column-width="6.011cm"/>
    </style:style>
    <style:style style:name="SEGURADORA.B" style:family="table-column">
      <style:table-column-properties style:column-width="13.289cm"/>
    </style:style>
    <style:style style:name="SEGURADORA.1" style:family="table-row">
      <style:table-row-properties fo:background-color="transparent">
        <style:background-image/>
      </style:table-row-properties>
    </style:style>
    <style:style style:name="SEGURADORA.A1" style:family="table-cell">
      <style:table-cell-properties style:border-line-width-left="0cm 0.004cm 0.002cm" style:border-line-width-right="0cm 0.004cm 0.002cm" style:border-line-width-top="0cm 0.004cm 0.002cm" fo:padding="0.049cm" fo:border-left="0.05pt double #87ceeb" fo:border-right="0.05pt double #87ceeb" fo:border-top="0.05pt double #87ceeb" fo:border-bottom="none" style:writing-mode="page"/>
    </style:style>
    <style:style style:name="SEGURADORA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SEGURADORA.B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SEGURADORA.A4" style:family="table-cell">
      <style:table-cell-properties style:border-line-width-left="0cm 0.004cm 0.002cm" style:border-line-width-bottom="0cm 0.004cm 0.002cm" fo:padding="0.049cm" fo:border-left="0.05pt double #87ceeb" fo:border-right="none" fo:border-top="none" fo:border-bottom="0.05pt double #87ceeb" style:writing-mode="page"/>
    </style:style>
    <style:style style:name="SEGURADORA.B4" style:family="table-cell">
      <style:table-cell-properties style:border-line-width-right="0cm 0.004cm 0.002cm" style:border-line-width-bottom="0cm 0.004cm 0.002cm" fo:padding="0.049cm" fo:border-left="none" fo:border-right="0.05pt double #87ceeb" fo:border-top="none" fo:border-bottom="0.05pt double #87ceeb" style:writing-mode="page"/>
    </style:style>
    <style:style style:name="Tabela1" style:family="table">
      <style:table-properties style:width="19.295cm" fo:margin-left="0cm" table:align="left"/>
    </style:style>
    <style:style style:name="Tabela1.A" style:family="table-column">
      <style:table-column-properties style:column-width="6.017cm"/>
    </style:style>
    <style:style style:name="Tabela1.B" style:family="table-column">
      <style:table-column-properties style:column-width="13.279cm"/>
    </style:style>
    <style:style style:name="Tabela1.A1" style:family="table-cell">
      <style:table-cell-properties style:border-line-width-left="0cm 0.004cm 0.002cm" style:border-line-width-right="0cm 0.004cm 0.002cm" style:border-line-width-top="0cm 0.004cm 0.002cm" fo:padding="0.049cm" fo:border-left="0.05pt double #87ceeb" fo:border-right="0.05pt double #87ceeb" fo:border-top="0.05pt double #87ceeb" fo:border-bottom="none" style:writing-mode="page"/>
    </style:style>
    <style:style style:name="Tabela1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Tabela1.B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Tabela1.A7" style:family="table-cell">
      <style:table-cell-properties style:border-line-width-left="0cm 0.004cm 0.002cm" style:border-line-width-bottom="0cm 0.004cm 0.002cm" fo:padding="0.049cm" fo:border-left="0.05pt double #87ceeb" fo:border-right="none" fo:border-top="none" fo:border-bottom="0.05pt double #87ceeb" style:writing-mode="page"/>
    </style:style>
    <style:style style:name="Tabela1.B7" style:family="table-cell">
      <style:table-cell-properties style:border-line-width-right="0cm 0.004cm 0.002cm" style:border-line-width-bottom="0cm 0.004cm 0.002cm" fo:padding="0.049cm" fo:border-left="none" fo:border-right="0.05pt double #87ceeb" fo:border-top="none" fo:border-bottom="0.05pt double #87ceeb" style:writing-mode="page"/>
    </style:style>
    <style:style style:name="Tabela3" style:family="table">
      <style:table-properties style:width="19.295cm" fo:margin-left="0cm" table:align="left"/>
    </style:style>
    <style:style style:name="Tabela3.A" style:family="table-column">
      <style:table-column-properties style:column-width="8.165cm"/>
    </style:style>
    <style:style style:name="Tabela3.B" style:family="table-column">
      <style:table-column-properties style:column-width="5.895cm"/>
    </style:style>
    <style:style style:name="Tabela3.C" style:family="table-column">
      <style:table-column-properties style:column-width="5.235cm"/>
    </style:style>
    <style:style style:name="Tabela3.A1" style:family="table-cell">
      <style:table-cell-properties style:border-line-width-left="0cm 0.004cm 0.002cm" style:border-line-width-right="0cm 0.004cm 0.002cm" style:border-line-width-top="0cm 0.004cm 0.002cm" fo:padding="0.049cm" fo:border-left="0.05pt double #87ceeb" fo:border-right="0.05pt double #87ceeb" fo:border-top="0.05pt double #87ceeb" fo:border-bottom="none" style:writing-mode="page"/>
    </style:style>
    <style:style style:name="Tabela3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Tabela3.B2" style:family="table-cell">
      <style:table-cell-properties fo:padding="0.049cm" fo:border="none" style:writing-mode="page"/>
    </style:style>
    <style:style style:name="Tabela3.C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Tabela3.A5" style:family="table-cell">
      <style:table-cell-properties style:border-line-width-left="0cm 0.004cm 0.002cm" style:border-line-width-right="0cm 0.004cm 0.002cm" style:border-line-width-bottom="0cm 0.004cm 0.002cm" fo:padding="0.049cm" fo:border-left="0.05pt double #87ceeb" fo:border-right="0.05pt double #87ceeb" fo:border-top="none" fo:border-bottom="0.05pt double #87ceeb" style:writing-mode="page"/>
    </style:style>
    <style:style style:name="Tabela4" style:family="table">
      <style:table-properties style:width="19.295cm" fo:margin-left="0cm" table:align="left"/>
    </style:style>
    <style:style style:name="Tabela4.A" style:family="table-column">
      <style:table-column-properties style:column-width="6.255cm"/>
    </style:style>
    <style:style style:name="Tabela4.B" style:family="table-column">
      <style:table-column-properties style:column-width="6.105cm"/>
    </style:style>
    <style:style style:name="Tabela4.C" style:family="table-column">
      <style:table-column-properties style:column-width="6.936cm"/>
    </style:style>
    <style:style style:name="Tabela4.A1" style:family="table-cell">
      <style:table-cell-properties style:border-line-width-left="0cm 0.004cm 0.002cm" style:border-line-width-right="0cm 0.004cm 0.002cm" style:border-line-width-top="0cm 0.004cm 0.002cm" fo:padding="0.049cm" fo:border-left="0.05pt double #87ceeb" fo:border-right="0.05pt double #87ceeb" fo:border-top="0.05pt double #87ceeb" fo:border-bottom="none" style:writing-mode="page"/>
    </style:style>
    <style:style style:name="Tabela4.A2" style:family="table-cell">
      <style:table-cell-properties style:border-line-width-left="0cm 0.004cm 0.002cm" fo:padding="0.049cm" fo:border-left="0.05pt double #87ceeb" fo:border-right="none" fo:border-top="none" fo:border-bottom="none" style:writing-mode="page"/>
    </style:style>
    <style:style style:name="Tabela4.B2" style:family="table-cell">
      <style:table-cell-properties fo:padding="0.049cm" fo:border="none" style:writing-mode="page"/>
    </style:style>
    <style:style style:name="Tabela4.C2" style:family="table-cell">
      <style:table-cell-properties style:border-line-width-right="0cm 0.004cm 0.002cm" fo:padding="0.049cm" fo:border-left="none" fo:border-right="0.05pt double #87ceeb" fo:border-top="none" fo:border-bottom="none" style:writing-mode="page"/>
    </style:style>
    <style:style style:name="Tabela4.A4" style:family="table-cell">
      <style:table-cell-properties style:border-line-width-left="0cm 0.004cm 0.002cm" style:border-line-width-bottom="0cm 0.004cm 0.002cm" fo:padding="0.049cm" fo:border-left="0.05pt double #87ceeb" fo:border-right="none" fo:border-top="none" fo:border-bottom="0.05pt double #87ceeb" style:writing-mode="page"/>
    </style:style>
    <style:style style:name="Tabela4.B4" style:family="table-cell">
      <style:table-cell-properties style:border-line-width-bottom="0cm 0.004cm 0.002cm" fo:padding="0.049cm" fo:border-left="none" fo:border-right="none" fo:border-top="none" fo:border-bottom="0.05pt double #87ceeb" style:writing-mode="page"/>
    </style:style>
    <style:style style:name="Tabela4.C4" style:family="table-cell">
      <style:table-cell-properties style:border-line-width-right="0cm 0.004cm 0.002cm" style:border-line-width-bottom="0cm 0.004cm 0.002cm" fo:padding="0.049cm" fo:border-left="none" fo:border-right="0.05pt double #87ceeb" fo:border-top="none" fo:border-bottom="0.05pt double #87ceeb" style:writing-mode="page"/>
    </style:style>
    <style:style style:name="Tabela5" style:family="table">
      <style:table-properties style:width="18.23cm" table:align="margins"/>
    </style:style>
    <style:style style:name="Tabela5.A" style:family="table-column">
      <style:table-column-properties style:column-width="6.077cm" style:rel-column-width="21845*"/>
    </style:style>
    <style:style style:name="Tabela5.1" style:family="table-row">
      <style:table-row-properties style:min-row-height="0.397cm"/>
    </style:style>
    <style:style style:name="Tabela5.A1" style:family="table-cell">
      <style:table-cell-properties fo:padding="0cm" fo:border="none" style:writing-mode="page"/>
    </style:style>
    <style:style style:name="Tabela5.3" style:family="table-row">
      <style:table-row-properties style:min-row-height="0.376cm"/>
    </style:style>
    <style:style style:name="Tabela5.4" style:family="table-row">
      <style:table-row-properties style:min-row-height="0.513cm"/>
    </style:style>
    <style:style style:name="Tabela5.5" style:family="table-row">
      <style:table-row-properties style:min-row-height="0.457cm"/>
    </style:style>
    <style:style style:name="P1" style:family="paragraph" style:parent-style-name="Standard">
      <style:text-properties fo:font-size="10pt" fo:font-weight="bold" officeooo:paragraph-rsid="000bf71a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00bf71a" officeooo:paragraph-rsid="000bf71a" style:font-size-asian="10pt" style:font-size-complex="10pt"/>
    </style:style>
    <style:style style:name="P3" style:family="paragraph" style:parent-style-name="Header">
      <style:text-properties officeooo:paragraph-rsid="0017a43a"/>
    </style:style>
    <style:style style:name="P4" style:family="paragraph" style:parent-style-name="Standard"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officeooo:paragraph-rsid="0017a43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0bf71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0pt" fo:font-weight="bold" officeooo:rsid="0017a43a" officeooo:paragraph-rsid="0017a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fo:font-size="10pt" officeooo:rsid="000bf71a" officeooo:paragraph-rsid="0017a43a" style:font-size-asian="10pt" style:font-size-complex="10pt"/>
    </style:style>
    <style:style style:name="P12" style:family="paragraph" style:parent-style-name="Standard">
      <style:text-properties fo:font-weight="bold" officeooo:paragraph-rsid="000bf71a" style:font-weight-asian="bold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font-size="10pt" officeooo:paragraph-rsid="0017a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bf71a"/>
    </style:style>
    <style:style style:name="T2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T3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T4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bf71a" style:font-size-asian="10pt" style:font-size-complex="10pt"/>
    </style:style>
    <style:style style:name="T7" style:family="text">
      <style:text-properties fo:font-size="10pt" fo:font-weight="normal" officeooo:rsid="000bf71a" style:font-size-asian="10pt" style:font-weight-asian="normal" style:font-size-complex="10pt" style:font-weight-complex="normal"/>
    </style:style>
    <style:style style:name="T8" style:family="text">
      <style:text-properties fo:font-size="11pt" officeooo:rsid="000bf71a" style:font-size-asian="11pt" style:font-size-complex="11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f71a" style:font-weight-asian="normal" style:font-weight-complex="normal"/>
    </style:style>
    <style:style style:name="T14" style:family="text">
      <style:text-properties fo:font-weight="normal" officeooo:rsid="000d4bbc"/>
    </style:style>
    <style:style style:name="T15" style:family="text">
      <style:text-properties officeooo:rsid="000d4bbc"/>
    </style:style>
    <style:style style:name="T16" style:family="text">
      <style:text-properties fo:font-style="normal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style:font-weight-asian="normal" style:font-weight-complex="normal"/>
    </style:style>
    <style:style style:name="T19" style:family="text">
      <style:text-properties officeooo:rsid="0017a43a"/>
    </style:style>
    <style:style style:name="T20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a_comeco" table:style-name="tabela_5f_comeco">
        <table:table-column table:style-name="tabela_5f_comeco.A"/>
        <table:table-column table:style-name="tabela_5f_comeco.B"/>
        <table:table-column table:style-name="tabela_5f_comeco.C"/>
        <table:table-row>
          <table:table-cell table:style-name="tabela_5f_comeco.A1" office:value-type="string">
            <text:p text:style-name="P8">Produto: <text:span text:style-name="T12"><text:text-input text:description="produto">${produto!}</text:text-input></text:span></text:p>
          </table:table-cell>
          <table:table-cell table:style-name="tabela_5f_comeco.B1" office:value-type="string">
            <text:p text:style-name="P8">Processo Susep <text:span text:style-name="T19">N</text:span>º: <text:span text:style-name="T12"><text:text-input text:description="processoSusep">${processoSusep!}</text:text-input></text:span></text:p>
          </table:table-cell>
          <table:table-cell table:style-name="tabela_5f_comeco.C1" office:value-type="string">
            <text:p text:style-name="P8">Código Ramo: <text:span text:style-name="T12"><text:text-input text:description="codigoRamo">${codigoRamo!}</text:text-input></text:span></text:p>
          </table:table-cell>
        </table:table-row>
        <table:table-row>
          <table:table-cell table:style-name="tabela_5f_comeco.A2" office:value-type="string">
            <text:p text:style-name="P8">Proposta: <text:span text:style-name="T12"><text:text-input text:description="proposta">${proposta!}</text:text-input></text:span></text:p>
          </table:table-cell>
          <table:table-cell table:style-name="tabela_5f_comeco.B2" office:value-type="string">
            <text:p text:style-name="P8">Renova Apólice Nº: <text:span text:style-name="T12"><text:text-input text:description="renovaApolice">${apoliceRenovar!}</text:text-input></text:span></text:p>
          </table:table-cell>
          <table:table-cell table:style-name="tabela_5f_comeco.C2" office:value-type="string">
            <text:p text:style-name="P14"/>
          </table:table-cell>
        </table:table-row>
        <table:table-row>
          <table:table-cell table:style-name="tabela_5f_comeco.A2" office:value-type="string">
            <text:p text:style-name="P8">Endosso: <text:span text:style-name="T12"><text:text-input text:description="endosso">${endosso!}</text:text-input></text:span></text:p>
          </table:table-cell>
          <table:table-cell table:style-name="tabela_5f_comeco.B2" office:value-type="string">
            <text:p text:style-name="P8">Data de Emissão: <text:span text:style-name="T12"><text:text-input text:description="dataEmissao">${dataEmissao!}</text:text-input></text:span></text:p>
          </table:table-cell>
          <table:table-cell table:style-name="tabela_5f_comeco.C2" office:value-type="string">
            <text:p text:style-name="P14"/>
          </table:table-cell>
        </table:table-row>
        <table:table-row>
          <table:table-cell table:style-name="tabela_5f_comeco.A4" office:value-type="string">
            <text:p text:style-name="P8">Vigência do Seguro: <text:span text:style-name="T12"><text:text-input text:description="vigenciaSeguro">${vigenciaSeguro!}</text:text-input></text:span></text:p>
          </table:table-cell>
          <table:table-cell table:style-name="tabela_5f_comeco.B4" office:value-type="string">
            <text:p text:style-name="P14"/>
          </table:table-cell>
          <table:table-cell table:style-name="tabela_5f_comeco.C4" office:value-type="string">
            <text:p text:style-name="P14"/>
          </table:table-cell>
        </table:table-row>
      </table:table>
      <text:p text:style-name="P5"/>
      <table:table table:name="SEGURADORA" table:style-name="SEGURADORA">
        <table:table-column table:style-name="SEGURADORA.A"/>
        <table:table-column table:style-name="SEGURADORA.B"/>
        <table:table-row table:style-name="SEGURADORA.1">
          <table:table-cell table:style-name="SEGURADORA.A1" table:number-columns-spanned="2" office:value-type="string">
            <text:p text:style-name="P9">SEGURADORA:</text:p>
          </table:table-cell>
          <table:covered-table-cell/>
        </table:table-row>
        <table:table-row table:style-name="SEGURADORA.1">
          <table:table-cell table:style-name="SEGURADORA.A2" office:value-type="string">
            <text:p text:style-name="P6">CNPJ:<text:span text:style-name="T11"> </text:span><text:span text:style-name="T12"><text:text-input text:description="seguradoraCnpj">${seguradoraCnpj!}</text:text-input></text:span><text:span text:style-name="T11"><text:tab/></text:span></text:p>
          </table:table-cell>
          <table:table-cell table:style-name="SEGURADORA.B2" office:value-type="string">
            <text:p text:style-name="P6">Código Susep:<text:span text:style-name="T11"> </text:span><text:span text:style-name="T12"><text:text-input text:description="seguradoraCodigoSusep">${seguradoraCodigoSusep!}</text:text-input></text:span></text:p>
          </table:table-cell>
        </table:table-row>
        <table:table-row>
          <table:table-cell table:style-name="SEGURADORA.A2" office:value-type="string">
            <text:p text:style-name="P6">Endereço:<text:span text:style-name="T11"> </text:span><text:span text:style-name="T12"><text:text-input text:description="seguradoraEndereco">${seguradoraEndereco!}</text:text-input></text:span></text:p>
          </table:table-cell>
          <table:table-cell table:style-name="SEGURADORA.B2" office:value-type="string">
            <text:p text:style-name="P8"><text:span text:style-name="T11"/></text:p>
          </table:table-cell>
        </table:table-row>
        <table:table-row>
          <table:table-cell table:style-name="SEGURADORA.A4" office:value-type="string">
            <text:p text:style-name="P4">Celular:<text:span text:style-name="T11"> </text:span><text:span text:style-name="T12"><text:text-input text:description="seguradoraCelular">${seguradoraCelular!}</text:text-input></text:span></text:p>
          </table:table-cell>
          <table:table-cell table:style-name="SEGURADORA.B4" office:value-type="string">
            <text:p text:style-name="P8"><text:span text:style-name="T11"/>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0">DADOS DO SEGURADO: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4">Nome: <text:span text:style-name="T12"><text:text-input text:description="seguradoNome">${seguradoNome!}</text:text-input></text:span></text:p>
          </table:table-cell>
          <table:table-cell table:style-name="Tabela2.B2" office:value-type="string">
            <text:p text:style-name="P4"><text:span text:style-name="T12"/></text:p>
          </table:table-cell>
          <table:table-cell table:style-name="Tabela2.C2" office:value-type="string">
            <text:p text:style-name="P4"><text:span text:style-name="T12"/></text:p>
          </table:table-cell>
        </table:table-row>
        <table:table-row>
          <table:table-cell table:style-name="Tabela2.A2" office:value-type="string">
            <text:p text:style-name="P4">CPF/CNPJ: <text:span text:style-name="T12"><text:text-input text:description="seguradoCpfCnpj">${seguradoCpfCnpj!}</text:text-input></text:span><text:span text:style-name="T11"><text:s/></text:span></text:p>
          </table:table-cell>
          <table:table-cell table:style-name="Tabela2.B2" office:value-type="string">
            <text:p text:style-name="P4">Data de Nascimento: <text:span text:style-name="T12"><text:text-input text:description="seguradoDataNascimento">${seguradoDataNascimento!}</text:text-input></text:span></text:p>
          </table:table-cell>
          <table:table-cell table:style-name="Tabela2.C2" office:value-type="string">
            <text:p text:style-name="P4">Sexo: <text:span text:style-name="T12"><text:text-input text:description="seguradoSexo">${seguradoSexo!}</text:text-input></text:span></text:p>
          </table:table-cell>
        </table:table-row>
        <table:table-row table:style-name="Tabela2.4">
          <table:table-cell table:style-name="Tabela2.A2" office:value-type="string">
            <text:p text:style-name="P4">Profissão/Atividade: <text:span text:style-name="T12"><text:text-input text:description="seguradoProfAtividade">${seguradoProfAtiv!}</text:text-input></text:span></text:p>
          </table:table-cell>
          <table:table-cell table:style-name="Tabela2.B2" office:value-type="string">
            <text:p text:style-name="P16"><text:span text:style-name="T9">Faixa Salarial: </text:span><text:span text:style-name="T11"><text:text-input text:description="seguradoFaixaSalarial">${seguradoSalari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4">Endereço: <text:span text:style-name="T12"><text:text-input text:description="seguradoEndereco">${seguradoEndereco!}</text:text-input></text:span></text:p>
          </table:table-cell>
          <table:table-cell table:style-name="Tabela2.B2" office:value-type="string">
            <text:p text:style-name="P4">Nº: <text:span text:style-name="T12"><text:text-input text:description="seguradoNumero">${seguradoNumer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2" office:value-type="string">
            <text:p text:style-name="P4">Complemento: <text:span text:style-name="T12"><text:text-input text:description="seguradoComp">${seguradoComp!}</text:text-input></text:span></text:p>
          </table:table-cell>
          <table:table-cell table:style-name="Tabela2.B2" office:value-type="string">
            <text:p text:style-name="P4">Bairro: <text:span text:style-name="T12"><text:text-input text:description="seguradoBairro">${seguradoBairro!}</text:text-input></text:span></text:p>
          </table:table-cell>
          <table:table-cell table:style-name="Tabela2.C2" office:value-type="string">
            <text:p text:style-name="P4">CEP: <text:span text:style-name="T12"><text:text-input text:description="seguradoCep">${seguradoCep!}</text:text-input></text:span></text:p>
          </table:table-cell>
        </table:table-row>
        <table:table-row>
          <table:table-cell table:style-name="Tabela2.A2" office:value-type="string">
            <text:p text:style-name="P4">Cidade: <text:span text:style-name="T12"><text:text-input text:description="seguradoCidade">${seguradoCidade!}</text:text-input></text:span></text:p>
          </table:table-cell>
          <table:table-cell table:style-name="Tabela2.B2" office:value-type="string">
            <text:p text:style-name="P4">Estado: <text:span text:style-name="T12"><text:text-input text:description="seguradoEstado">${seguradoEstado!}</text:text-input></text:span></text:p>
          </table:table-cell>
          <table:table-cell table:style-name="Tabela2.C2" office:value-type="string">
            <text:p text:style-name="P15"/>
          </table:table-cell>
        </table:table-row>
        <table:table-row>
          <table:table-cell table:style-name="Tabela2.A8" office:value-type="string">
            <text:p text:style-name="P4">Telefone: <text:span text:style-name="T12"><text:text-input text:description="seguradoTelefone">${seguradoTelefone!}</text:text-input></text:span></text:p>
          </table:table-cell>
          <table:table-cell table:style-name="Tabela2.B8" office:value-type="string">
            <text:p text:style-name="P4">Celular: <text:span text:style-name="T12"><text:text-input text:description="seguradoCelular">${seguradoCelular!}</text:text-input></text:span></text:p>
          </table:table-cell>
          <table:table-cell table:style-name="Tabela2.C8" office:value-type="string">
            <text:p text:style-name="P4">E-mail: <text:span text:style-name="T12"><text:text-input text:description="seguradoEmail">${seguradoEmail!}</text:text-input></text:span></text:p>
          </table:table-cell>
        </table:table-row>
      </table:table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9">DADOS DO VEÍCULO/FATORES DE RISCOS</text:p>
          </table:table-cell>
          <table:covered-table-cell/>
        </table:table-row>
        <table:table-row>
          <table:table-cell table:style-name="Tabela1.A2" office:value-type="string">
            <text:p text:style-name="P4">Veículo: <text:span text:style-name="T12"><text:text-input text:description="veiculoNome">${veiculoNome!}</text:text-input></text:span></text:p>
          </table:table-cell>
          <table:table-cell table:style-name="Tabela1.B2" office:value-type="string">
            <text:p text:style-name="P4"><text:span text:style-name="T12"/></text:p>
          </table:table-cell>
        </table:table-row>
        <table:table-row>
          <table:table-cell table:style-name="Tabela1.A2" office:value-type="string">
            <text:p text:style-name="P4">Marca:<text:span text:style-name="T11"> </text:span><text:span text:style-name="T12"><text:text-input text:description="veiculoMarca">${veiculoMarca!}</text:text-input></text:span></text:p>
          </table:table-cell>
          <table:table-cell table:style-name="Tabela1.B2" office:value-type="string">
            <text:p text:style-name="P4"><text:span text:style-name="T16">Ano/Modelo:</text:span><text:span text:style-name="T17"> </text:span><text:span text:style-name="T18"><text:text-input text:description="veiculoAnoModelo">${veiculoAnoModelo!}</text:text-input></text:span></text:p>
          </table:table-cell>
        </table:table-row>
        <table:table-row>
          <table:table-cell table:style-name="Tabela1.A2" office:value-type="string">
            <text:p text:style-name="P4">Zero Km:<text:span text:style-name="T11"> </text:span><text:span text:style-name="T12"><text:text-input text:description="veiculoKm">${veiculoKm!}</text:text-input></text:span></text:p>
          </table:table-cell>
          <table:table-cell table:style-name="Tabela1.B2" office:value-type="string">
            <text:p text:style-name="P4">Data de Saída:<text:span text:style-name="T11"> </text:span><text:span text:style-name="T18"><text:text-input text:description="veiulodataSaida">${veiculoDataSaida!}</text:text-input></text:span></text:p>
          </table:table-cell>
        </table:table-row>
        <table:table-row>
          <table:table-cell table:style-name="Tabela1.A2" office:value-type="string">
            <text:p text:style-name="P4">Combustível: <text:span text:style-name="T12"><text:text-input text:description="veiculoCombustivel">${veiculoCombustivel!}</text:text-input></text:span></text:p>
          </table:table-cell>
          <table:table-cell table:style-name="Tabela1.B2" office:value-type="string">
            <text:p text:style-name="P4">Categoria:<text:span text:style-name="T12"><text:text-input text:description="veiculoCategoria"> ${veiculoCategoria!}</text:text-input></text:span></text:p>
          </table:table-cell>
        </table:table-row>
        <table:table-row>
          <table:table-cell table:style-name="Tabela1.A2" office:value-type="string">
            <text:p text:style-name="P4">Chassi: <text:span text:style-name="T12"><text:text-input text:description="veiculoChassi">${veiculoChassi!}</text:text-input></text:span></text:p>
          </table:table-cell>
          <table:table-cell table:style-name="Tabela1.B2" office:value-type="string">
            <text:p text:style-name="P4">Placa: <text:span text:style-name="T12"><text:text-input text:description="veiculoPlaca">${veiculoPlaca!}</text:text-input></text:span></text:p>
          </table:table-cell>
        </table:table-row>
        <table:table-row>
          <table:table-cell table:style-name="Tabela1.A7" office:value-type="string">
            <text:p text:style-name="P4">Proprietário: <text:span text:style-name="T12"><text:text-input text:description="veiculoProp">${veiculoProprietario!}</text:text-input></text:span></text:p>
          </table:table-cell>
          <table:table-cell table:style-name="Tabela1.B7" office:value-type="string">
            <text:p text:style-name="P4"/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4">CONDIÇÕES DE PAGAMENTO: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4">Prêmio do Veículo: <text:span text:style-name="T12"><text:text-input text:description="pagamentoPremioVeiculo">${pagamentoPremio!}</text:text-input></text:span></text:p>
          </table:table-cell>
          <table:table-cell table:style-name="Tabela3.B2" office:value-type="string">
            <text:p text:style-name="P4">Custo Emissão:<text:span text:style-name="T11"> :</text:span><text:span text:style-name="T12"><text:text-input text:description="pagamentoJuros"/></text:span><text:span text:style-name="T12"><text:text-input text:description="pagamentoCusto">${pagamentoCusto!}</text:text-input></text:span></text:p>
          </table:table-cell>
          <table:table-cell table:style-name="Tabela3.C2" office:value-type="string">
            <text:p text:style-name="P4">Juros Parcelamento:<text:span text:style-name="T11"> </text:span><text:span text:style-name="T12"><text:text-input text:description="pagamentoJuros">${pagamentoJuros!}</text:text-input></text:span></text:p>
          </table:table-cell>
        </table:table-row>
        <table:table-row>
          <table:table-cell table:style-name="Tabela3.A2" office:value-type="string">
            <text:p text:style-name="P4">IOF:<text:span text:style-name="T11"> </text:span><text:span text:style-name="T12"><text:text-input text:description="pagamentoIof">${pagamentoIof!}</text:text-input></text:span></text:p>
          </table:table-cell>
          <table:table-cell table:style-name="Tabela3.B2" office:value-type="string">
            <text:p text:style-name="P4">Prêmio Total:<text:span text:style-name="T11"> </text:span><text:span text:style-name="T12"><text:text-input text:description="pagamentoPremioTotal">${pagamentoPremioTotal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2" office:value-type="string">
            <text:p text:style-name="P11"><text:span text:style-name="T10">Forma de Pagamento:</text:span><text:span text:style-name="T20"> </text:span><text:span text:style-name="T11"><text:text-input text:description="pagamentoFormaPagamento">${pagamentoFormaPagamento!}</text:text-input></text:span></text:p>
          </table:table-cell>
          <table:table-cell table:style-name="Tabela3.B2" office:value-type="string">
            <text:p text:style-name="P11"><text:span text:style-name="T10">Nº Parcelas: </text:span><text:span text:style-name="T11"><text:text-input text:description="pagamentoParcelas">${pagamentoParcelas!}</text:text-input></text:span></text:p>
          </table:table-cell>
          <table:table-cell table:style-name="Tabela3.C2" office:value-type="string">
            <text:p text:style-name="P15"/>
          </table:table-cell>
        </table:table-row>
        <table:table-row>
          <table:table-cell table:style-name="Tabela3.A5" table:number-columns-spanned="3" office:value-type="string">
            <text:p text:style-name="P11">*Em atendimento à Lei nº 12.741/2012, informamos que incidem as alíquotas de 0,65% de PIS/Pasep e de 4% de COFINS sobre os prêmios de seguro, deduzidos do estabelecido em legislação específica.</text:p>
          </table:table-cell>
          <table:covered-table-cell/>
          <table:covered-table-cell/>
        </table:table-row>
      </table:table>
      <text:p text:style-name="P2"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6">CORRETOR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6">Nome:<text:span text:style-name="T11"> </text:span><text:span text:style-name="T12"><text:text-input text:description="corretorNome">${corretorNome!}</text:text-input></text:span></text:p>
          </table:table-cell>
          <table:table-cell table:style-name="Tabela4.B2" office:value-type="string">
            <text:p text:style-name="P8"><text:span text:style-name="T11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2" office:value-type="string">
            <text:p text:style-name="P6">Susep <text:span text:style-name="T15">N°:</text:span><text:span text:style-name="T14"> </text:span><text:span text:style-name="T12"><text:text-input text:description="corretorSusep">${corretorSusep!}</text:text-input></text:span></text:p>
          </table:table-cell>
          <table:table-cell table:style-name="Tabela4.B2" office:value-type="string">
            <text:p text:style-name="P8"><text:span text:style-name="T11"/></text:p>
          </table:table-cell>
          <table:table-cell table:style-name="Tabela4.C2" office:value-type="string">
            <text:p text:style-name="P15"/>
          </table:table-cell>
        </table:table-row>
        <table:table-row>
          <table:table-cell table:style-name="Tabela4.A4" office:value-type="string">
            <text:p text:style-name="P6">Telefone:<text:span text:style-name="T11"> </text:span><text:span text:style-name="T12"><text:text-input text:description="corretorTelefone">${corretorTelefone!}</text:text-input></text:span></text:p>
          </table:table-cell>
          <table:table-cell table:style-name="Tabela4.B4" office:value-type="string">
            <text:p text:style-name="P6">E-mail: <text:span text:style-name="T13"><text:text-input text:description="corretorEmail">${corretorEmail!}</text:text-input></text:span></text:p>
          </table:table-cell>
          <table:table-cell table:style-name="Tabela4.C4" office:value-type="string">
            <text:p text:style-name="P15"/>
          </table:table-cell>
        </table:table-row>
      </table:table>
      <text:p text:style-name="P6"/>
      <table:table table:name="Tabela5" table:style-name="Tabela5">
        <table:table-column table:style-name="Tabela5.A" table:number-columns-repeated="3"/>
        <table:table-row table:style-name="Tabela5.1">
          <table:table-cell table:style-name="Tabela5.A1" office:value-type="string">
            <text:p text:style-name="P7">COBERTURAS CONTRATADAS</text:p>
          </table:table-cell>
          <table:table-cell table:style-name="Tabela5.A1" office:value-type="string">
            <text:p text:style-name="P7">PRÊMIO</text:p>
          </table:table-cell>
          <table:table-cell table:style-name="Tabela5.A1" office:value-type="string">
            <text:p text:style-name="P7">CAPITAL SEGURADO</text:p>
          </table:table-cell>
        </table:table-row>
        <table:table-row table:style-name="Tabela5.1">
          <table:table-cell table:style-name="Tabela5.A1" office:value-type="string">
            <text:p text:style-name="P7"><text:s/><text:span text:style-name="T13"><text:text-input text:description="coberturaContratadas">${coberturaContratadas!}</text:text-input></text:span></text:p>
          </table:table-cell>
          <table:table-cell table:style-name="Tabela5.A1" office:value-type="string">
            <text:p text:style-name="P7"><text:span text:style-name="T13"><text:text-input text:description="premio">${premio!}</text:text-input></text:span></text:p>
          </table:table-cell>
          <table:table-cell table:style-name="Tabela5.A1" office:value-type="string">
            <text:p text:style-name="P7"><text:span text:style-name="T13"><text:text-input text:description="capitalSegurado">${capitalSegurado!}</text:text-input></text:span></text:p>
          </table:table-cell>
        </table:table-row>
        <table:table-row table:style-name="Tabela5.3">
          <table:table-cell table:style-name="Tabela5.A1" office:value-type="string">
            <text:p text:style-name="P7">COBERTURA</text:p>
          </table:table-cell>
          <table:table-cell table:style-name="Tabela5.A1" office:value-type="string">
            <text:p text:style-name="P7">FRANQUIA</text:p>
          </table:table-cell>
          <table:table-cell table:style-name="Tabela5.A1" office:value-type="string">
            <text:p text:style-name="P7">TIPO DE FRANQUIA</text:p>
          </table:table-cell>
        </table:table-row>
        <table:table-row table:style-name="Tabela5.4">
          <table:table-cell table:style-name="Tabela5.A1" office:value-type="string">
            <text:p text:style-name="P7"><text:s text:c="2"/><text:span text:style-name="T13"><text:text-input text:description="cobertura">${cobertura!}</text:text-input></text:span></text:p>
          </table:table-cell>
          <table:table-cell table:style-name="Tabela5.A1" office:value-type="string">
            <text:p text:style-name="P7"><text:span text:style-name="T13"><text:s text:c="3"/></text:span><text:span text:style-name="T13"><text:text-input text:description="franquia">${franquia!}</text:text-input></text:span><text:span text:style-name="T1"><text:tab/></text:span></text:p>
          </table:table-cell>
          <table:table-cell table:style-name="Tabela5.A1" office:value-type="string">
            <text:p text:style-name="P7"><text:span text:style-name="T1"><text:s/></text:span></text:p>
          </table:table-cell>
        </table:table-row>
        <table:table-row table:style-name="Tabela5.5">
          <table:table-cell table:style-name="Tabela5.A1" office:value-type="string">
            <text:p text:style-name="P7">ASSISTÊNCIA CONTRATADA<text:tab/></text:p>
          </table:table-cell>
          <table:table-cell table:style-name="Tabela5.A1" office:value-type="string">
            <text:p text:style-name="P7">TELEFONE PARA ACIONAMENTO</text:p>
          </table:table-cell>
          <table:table-cell table:style-name="Tabela5.A1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7"><text:span text:style-name="T13"><text:text-input text:description="assistenciaContratada">${assistenciaContratada!}</text:text-input></text:span></text:p>
          </table:table-cell>
          <table:table-cell table:style-name="Tabela5.A1" office:value-type="string">
            <text:p text:style-name="P7"><text:span text:style-name="T13"><text:text-input text:description="telefoneAcionamento">${telefoneAcionamento!}</text:text-input></text:span></text:p>
          </table:table-cell>
          <table:table-cell table:style-name="Tabela5.A1" office:value-type="string">
            <text:p text:style-name="P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7a43a"/>
    </style:style>
    <style:style style:name="MT1" style:family="text">
      <style:text-properties fo:font-size="11pt" officeooo:rsid="000bf71a" style:font-size-asian="11pt" style:font-size-complex="11pt"/>
    </style:style>
    <style:style style:name="MT2" style:family="text">
      <style:text-properties style:text-line-through-style="none" style:text-line-through-type="none" style:font-name="arial" fo:font-size="11pt" style:text-underline-style="none" fo:font-weight="normal" officeooo:rsid="000bf71a" style:text-blinking="false" style:font-size-asian="11pt" style:font-size-complex="11pt"/>
    </style:style>
    <style:style style:name="MT3" style:family="text">
      <style:text-properties style:text-line-through-style="none" style:text-line-through-type="none" style:font-name="arial" fo:font-size="12pt" style:text-underline-style="none" fo:font-weight="normal" officeooo:rsid="000bf71a" style:text-blinking="false" style:font-size-asian="12pt" style:font-size-complex="12pt"/>
    </style:style>
    <style:style style:name="MT4" style:family="text">
      <style:text-properties style:text-line-through-style="none" style:text-line-through-type="none" style:font-name="arial" fo:font-size="10pt" style:text-underline-style="none" fo:font-weight="normal" officeooo:rsid="000bf71a" style:text-blinking="false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0.794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4"/><draw:frame draw:style-name="Mfr1" draw:name="Figura1" text:anchor-type="char" svg:x="-0.441cm" svg:y="-2.986cm" svg:width="3.394cm" svg:height="3.394cm" draw:z-index="0"><draw:image xlink:href="Pictures/10000000000004000000040007D6745B.jpg" xlink:type="simple" xlink:show="embed" xlink:actuate="onLoad" draw:mime-type="image/jpeg"/></draw:frame><text:s text:c="15"/><text:tab/> <text:s text:c="5"/><text:span text:style-name="MT1">APÓLICE DE SEGURO Nº </text:span><text:span text:style-name="MT1"><text:text-input text:description="policyNumber">${policyNumber!}</text:text-input></text:span><text:span text:style-name="MT2"><text:s/>– THALLYS SEGUROS S/A</text:span><text:span text:style-name="MT3"> </text:span><text:span text:style-name="MT4">SEGURO<text:line-break/><text:tab/> <text:s text:c="42"/>PARA AUTOMÓVEL COM RASTREADOR AUTO RASTREADO DMC MODELO</text:span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9:08:11.718000000</meta:creation-date>
    <dc:date>2024-06-10T17:21:49.173000000</dc:date>
    <meta:editing-duration>PT2H38M49S</meta:editing-duration>
    <meta:editing-cycles>11</meta:editing-cycles>
    <meta:generator>LibreOffice/7.6.7.2$Windows_X86_64 LibreOffice_project/dd47e4b30cb7dab30588d6c79c651f218165e3c5</meta:generator>
    <meta:document-statistic meta:table-count="7" meta:image-count="1" meta:object-count="0" meta:page-count="1" meta:paragraph-count="73" meta:word-count="323" meta:character-count="2322" meta:non-whitespace-character-count="2094"/>
  </office:meta>
</office:document-meta>
</file>